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7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2.713cm"/>
    </style:style>
    <style:style style:name="co4" style:family="table-column">
      <style:table-column-properties fo:break-before="auto" style:column-width="2.656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3.316cm"/>
    </style:style>
    <style:style style:name="co9" style:family="table-column">
      <style:table-column-properties fo:break-before="auto" style:column-width="2.044cm"/>
    </style:style>
    <style:style style:name="co10" style:family="table-column">
      <style:table-column-properties fo:break-before="auto" style:column-width="2.2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true"/>
    </style:style>
    <style:style style:name="ta3" style:family="table" style:master-page-name="PageStyle_5f_List3">
      <style:table-properties table:display="true" style:writing-mode="lr-tb"/>
    </style:style>
    <style:style style:name="ta2" style:family="table" style:master-page-name="PageStyle_5f_List1">
      <style:table-properties table:display="true" style:writing-mode="lr-tb"/>
    </style:style>
    <style:style style:name="ta4" style:family="table" style:master-page-name="PageStyle_5f_List2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31pt solid #1a1a1a" fo:padding="0.071cm" style:rotation-align="none"/>
    </style:style>
    <style:style style:name="ce6" style:family="table-cell" style:parent-style-name="Default" style:data-style-name="N10">
      <style:table-cell-properties style:diagonal-bl-tr="none" style:diagonal-tl-br="none" fo:border="0.31pt solid #1a1a1a" fo:padding="0.071cm" style:rotation-align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1a1a1a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60"/>
    <style:style style:name="ce20" style:family="table-cell" style:parent-style-name="Default" style:data-style-name="N60">
      <style:table-cell-properties fo:wrap-option="wrap"/>
      <style:text-properties fo:color="#737373" style:text-outline="false" style:text-line-through-style="none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42">
      <style:text-properties style:font-weight-asian="normal"/>
    </style:style>
    <style:style style:name="ce22" style:family="table-cell" style:parent-style-name="Default" style:data-style-name="N142"/>
  </office:automatic-styles>
  <office:body>
    <office:spreadsheet>
      <table:calculation-settings table:case-sensitive="false" table:automatic-find-labels="false" table:use-regular-expressions="false"/>
      <table:table table:name="List1" table:style-name="ta2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7" table:default-cell-style-name="Default"/>
        <table:table-column table:style-name="co9" table:default-cell-style-name="Default"/>
        <table:table-column table:style-name="co10" table:default-cell-style-name="ce1"/>
        <table:table-column table:style-name="co7" table:number-columns-repeated="1015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růtokoměry</text:p>
          </table:table-cell>
          <table:table-cell table:style-name="ce2" office:value-type="string">
            <text:p>DM21</text:p>
          </table:table-cell>
          <table:table-cell table:style-name="ce2" office:value-type="string">
            <text:p>PR4000</text:p>
          </table:table-cell>
          <table:table-cell/>
          <table:table-cell table:style-name="ce15" office:value-type="string">
            <text:p>Avantes</text:p>
          </table:table-cell>
          <table:table-cell table:style-name="ce15" office:value-type="string">
            <text:p>Avaspec - 2040TBC-2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očat. hodnoty</text:p>
          </table:table-cell>
          <table:table-cell table:style-name="ce3" office:value-type="float" office:value="0.8">
            <text:p>0,8</text:p>
          </table:table-cell>
          <table:table-cell table:style-name="ce3" office:value-type="float" office:value="0.0158">
            <text:p>0,0158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nula po měření</text:p>
          </table:table-cell>
          <table:table-cell table:style-name="ce3" office:value-type="float" office:value="0.63">
            <text:p>0,63</text:p>
          </table:table-cell>
          <table:table-cell table:style-name="ce3" office:value-type="float" office:value="0.0142">
            <text:p>0,0142</text:p>
          </table:table-cell>
          <table:table-cell office:value-type="string">
            <text:p>POUŽÍT TUTO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průtok argonu - kalibrace</text:p>
          </table:table-cell>
          <table:table-cell table:style-name="ce4"/>
          <table:table-cell table:number-columns-repeated="1022"/>
        </table:table-row>
        <table:table-row table:style-name="ro2">
          <table:table-cell table:number-columns-repeated="6"/>
          <table:table-cell table:style-name="ce4" office:value-type="string">
            <text:p>1,38 sccm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Bronkhorst kalibrovaný na dusík, oprava na Agron</text:p>
          </table:table-cell>
          <table:table-cell table:number-columns-repeated="2"/>
          <table:table-cell table:style-name="ce13"/>
          <table:table-cell table:number-columns-repeated="2" table:style-name="ce16" office:value-type="string">
            <text:p>po odečtu nuly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ronkhorst</text:p>
          </table:table-cell>
          <table:table-cell table:style-name="ce5" office:value-type="string">
            <text:p>DM21 p [Pa]</text:p>
          </table:table-cell>
          <table:table-cell table:style-name="ce5" office:value-type="string">
            <text:p>PR4000 p [Pa]</text:p>
          </table:table-cell>
          <table:table-cell table:style-name="ce14" office:value-type="string">
            <text:p>Průtok [sccm]</text:p>
          </table:table-cell>
          <table:table-cell table:style-name="ce17" office:value-type="string">
            <text:p>Tlak (Leybold) [Pa]</text:p>
          </table:table-cell>
          <table:table-cell table:style-name="ce17" office:value-type="string">
            <text:p>Tlak (MKS) [Pa]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1">
            <text:p>10%</text:p>
          </table:table-cell>
          <table:table-cell table:style-name="ce5" office:value-type="float" office:value="0.87">
            <text:p>0,87</text:p>
          </table:table-cell>
          <table:table-cell table:style-name="ce5" office:value-type="float" office:value="0.23">
            <text:p>0,23</text:p>
          </table:table-cell>
          <table:table-cell table:style-name="ce14" table:formula="of:=[.A11]*1.39" office:value-type="float" office:value="0.139">
            <text:p>0,139</text:p>
          </table:table-cell>
          <table:table-cell table:style-name="ce18" table:formula="of:=[.B11]-[.B$4]" office:value-type="float" office:value="0.24">
            <text:p>0,24</text:p>
          </table:table-cell>
          <table:table-cell table:style-name="ce18" table:formula="of:=[.C11]-[.C$4]" office:value-type="float" office:value="0.2158">
            <text:p>0,21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2">
            <text:p>20%</text:p>
          </table:table-cell>
          <table:table-cell table:style-name="ce5" office:value-type="float" office:value="1.14">
            <text:p>1,14</text:p>
          </table:table-cell>
          <table:table-cell table:style-name="ce5" office:value-type="float" office:value="0.43">
            <text:p>0,43</text:p>
          </table:table-cell>
          <table:table-cell table:style-name="ce14" table:formula="of:=[.A12]*1.39" office:value-type="float" office:value="0.278">
            <text:p>0,278</text:p>
          </table:table-cell>
          <table:table-cell table:style-name="ce18" table:formula="of:=[.B12]-[.B$4]" office:value-type="float" office:value="0.51">
            <text:p>0,51</text:p>
          </table:table-cell>
          <table:table-cell table:style-name="ce18" table:formula="of:=[.C12]-[.C$4]" office:value-type="float" office:value="0.4158">
            <text:p>0,41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3">
            <text:p>30%</text:p>
          </table:table-cell>
          <table:table-cell table:style-name="ce5" office:value-type="float" office:value="1.35">
            <text:p>1,35</text:p>
          </table:table-cell>
          <table:table-cell table:style-name="ce5" office:value-type="float" office:value="0.61">
            <text:p>0,61</text:p>
          </table:table-cell>
          <table:table-cell table:style-name="ce14" table:formula="of:=[.A13]*1.39" office:value-type="float" office:value="0.417">
            <text:p>0,417</text:p>
          </table:table-cell>
          <table:table-cell table:style-name="ce18" table:formula="of:=[.B13]-[.B$4]" office:value-type="float" office:value="0.72">
            <text:p>0,72</text:p>
          </table:table-cell>
          <table:table-cell table:style-name="ce18" table:formula="of:=[.C13]-[.C$4]" office:value-type="float" office:value="0.5958">
            <text:p>0,5958</text:p>
          </table:table-cell>
          <table:table-cell table:number-columns-repeated="2"/>
          <table:table-cell office:value-type="string">
            <text:p>rtuťová linka</text:p>
          </table:table-cell>
          <table:table-cell table:style-name="ce1" office:value-type="float" office:value="435.833">
            <text:p>435,833</text:p>
          </table:table-cell>
          <table:table-cell table:number-columns-repeated="1014"/>
        </table:table-row>
        <table:table-row table:style-name="ro2">
          <table:table-cell table:style-name="ce6" office:value-type="percentage" office:value="0.4">
            <text:p>40%</text:p>
          </table:table-cell>
          <table:table-cell table:style-name="ce5" office:value-type="float" office:value="1.5">
            <text:p>1,5</text:p>
          </table:table-cell>
          <table:table-cell table:style-name="ce5" office:value-type="float" office:value="0.79">
            <text:p>0,79</text:p>
          </table:table-cell>
          <table:table-cell table:style-name="ce14" table:formula="of:=[.A14]*1.39" office:value-type="float" office:value="0.556">
            <text:p>0,556</text:p>
          </table:table-cell>
          <table:table-cell table:style-name="ce18" table:formula="of:=[.B14]-[.B$4]" office:value-type="float" office:value="0.87">
            <text:p>0,87</text:p>
          </table:table-cell>
          <table:table-cell table:style-name="ce18" table:formula="of:=[.C14]-[.C$4]" office:value-type="float" office:value="0.7758">
            <text:p>0,77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5">
            <text:p>50%</text:p>
          </table:table-cell>
          <table:table-cell table:style-name="ce5" office:value-type="float" office:value="1.7">
            <text:p>1,7</text:p>
          </table:table-cell>
          <table:table-cell table:style-name="ce5" office:value-type="float" office:value="0.97">
            <text:p>0,97</text:p>
          </table:table-cell>
          <table:table-cell table:style-name="ce14" table:formula="of:=[.A15]*1.39" office:value-type="float" office:value="0.695">
            <text:p>0,695</text:p>
          </table:table-cell>
          <table:table-cell table:style-name="ce18" table:formula="of:=[.B15]-[.B$4]" office:value-type="float" office:value="1.07">
            <text:p>1,07</text:p>
          </table:table-cell>
          <table:table-cell table:style-name="ce18" table:formula="of:=[.C15]-[.C$4]" office:value-type="float" office:value="0.9558">
            <text:p>0,955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6">
            <text:p>60%</text:p>
          </table:table-cell>
          <table:table-cell table:style-name="ce5" office:value-type="float" office:value="1.76">
            <text:p>1,76</text:p>
          </table:table-cell>
          <table:table-cell table:style-name="ce5" office:value-type="float" office:value="1.122">
            <text:p>1,122</text:p>
          </table:table-cell>
          <table:table-cell table:style-name="ce14" table:formula="of:=[.A16]*1.39" office:value-type="float" office:value="0.834">
            <text:p>0,834</text:p>
          </table:table-cell>
          <table:table-cell table:style-name="ce18" table:formula="of:=[.B16]-[.B$4]" office:value-type="float" office:value="1.13">
            <text:p>1,13</text:p>
          </table:table-cell>
          <table:table-cell table:style-name="ce18" table:formula="of:=[.C16]-[.C$4]" office:value-type="float" office:value="1.1078">
            <text:p>1,1078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7">
            <text:p>70%</text:p>
          </table:table-cell>
          <table:table-cell table:style-name="ce5" office:value-type="float" office:value="1.91">
            <text:p>1,91</text:p>
          </table:table-cell>
          <table:table-cell table:style-name="ce5" office:value-type="float" office:value="1.2822">
            <text:p>1,2822</text:p>
          </table:table-cell>
          <table:table-cell table:style-name="ce14" table:formula="of:=[.A17]*1.39" office:value-type="float" office:value="0.973">
            <text:p>0,973</text:p>
          </table:table-cell>
          <table:table-cell table:style-name="ce18" table:formula="of:=[.B17]-[.B$4]" office:value-type="float" office:value="1.28">
            <text:p>1,28</text:p>
          </table:table-cell>
          <table:table-cell table:style-name="ce18" table:formula="of:=[.C17]-[.C$4]" office:value-type="float" office:value="1.268">
            <text:p>1,268</text:p>
          </table:table-cell>
          <table:table-cell table:number-columns-repeated="1018"/>
        </table:table-row>
        <table:table-row table:style-name="ro4">
          <table:table-cell table:style-name="ce6" office:value-type="percentage" office:value="0.8">
            <text:p>80%</text:p>
          </table:table-cell>
          <table:table-cell table:style-name="ce5" office:value-type="float" office:value="2.06">
            <text:p>2,06</text:p>
          </table:table-cell>
          <table:table-cell table:style-name="ce5" office:value-type="float" office:value="1.4336">
            <text:p>1,4336</text:p>
          </table:table-cell>
          <table:table-cell table:style-name="ce14" table:formula="of:=[.A18]*1.39" office:value-type="float" office:value="1.112">
            <text:p>1,112</text:p>
          </table:table-cell>
          <table:table-cell table:style-name="ce18" table:formula="of:=[.B18]-[.B$4]" office:value-type="float" office:value="1.43">
            <text:p>1,43</text:p>
          </table:table-cell>
          <table:table-cell table:style-name="ce18" table:formula="of:=[.C18]-[.C$4]" office:value-type="float" office:value="1.4194">
            <text:p>1,4194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9">
            <text:p>90%</text:p>
          </table:table-cell>
          <table:table-cell table:style-name="ce5" office:value-type="float" office:value="2.23">
            <text:p>2,23</text:p>
          </table:table-cell>
          <table:table-cell table:style-name="ce5" office:value-type="float" office:value="1.5794">
            <text:p>1,5794</text:p>
          </table:table-cell>
          <table:table-cell table:style-name="ce14" table:formula="of:=[.A19]*1.39" office:value-type="float" office:value="1.251">
            <text:p>1,251</text:p>
          </table:table-cell>
          <table:table-cell table:style-name="ce18" table:formula="of:=[.B19]-[.B$4]" office:value-type="float" office:value="1.6">
            <text:p>1,6</text:p>
          </table:table-cell>
          <table:table-cell table:style-name="ce18" table:formula="of:=[.C19]-[.C$4]" office:value-type="float" office:value="1.5652">
            <text:p>1,5652</text:p>
          </table:table-cell>
          <table:table-cell table:number-columns-repeated="1018"/>
        </table:table-row>
        <table:table-row table:style-name="ro2">
          <table:table-cell table:style-name="ce6" office:value-type="percentage" office:value="1">
            <text:p>100%</text:p>
          </table:table-cell>
          <table:table-cell table:style-name="ce5" office:value-type="float" office:value="2.34">
            <text:p>2,34</text:p>
          </table:table-cell>
          <table:table-cell table:style-name="ce5" office:value-type="float" office:value="1.7244">
            <text:p>1,7244</text:p>
          </table:table-cell>
          <table:table-cell table:style-name="ce14" table:formula="of:=[.A20]*1.39" office:value-type="float" office:value="1.39">
            <text:p>1,39</text:p>
          </table:table-cell>
          <table:table-cell table:style-name="ce18" table:formula="of:=[.B20]-[.B$4]" office:value-type="float" office:value="1.71">
            <text:p>1,71</text:p>
          </table:table-cell>
          <table:table-cell table:style-name="ce18" table:formula="of:=[.C20]-[.C$4]" office:value-type="float" office:value="1.7102">
            <text:p>1,7102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(odečíst nulu!!!!)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>
            <text:p>Kyslík (rozsah 10 sccm)</text:p>
          </table:table-cell>
          <table:table-cell table:number-columns-repeated="1023"/>
        </table:table-row>
        <table:table-row table:style-name="ro3">
          <table:table-cell table:number-columns-repeated="3"/>
          <table:table-cell table:style-name="ce14" office:value-type="string">
            <text:p>Průtok [sccm]</text:p>
          </table:table-cell>
          <table:table-cell table:style-name="ce17" office:value-type="string">
            <text:p>Tlak (Leybold) [Pa]</text:p>
          </table:table-cell>
          <table:table-cell table:style-name="ce17" office:value-type="string">
            <text:p>Tlak (MKS) [Pa]</text:p>
          </table:table-cell>
          <table:table-cell table:number-columns-repeated="1018"/>
        </table:table-row>
        <table:table-row table:style-name="ro2">
          <table:table-cell table:style-name="ce6" office:value-type="percentage" office:value="0.5">
            <text:p>50%</text:p>
          </table:table-cell>
          <table:table-cell table:style-name="ce5" office:value-type="float" office:value="4.6">
            <text:p>4,6</text:p>
          </table:table-cell>
          <table:table-cell table:style-name="ce5" office:value-type="float" office:value="4.0664">
            <text:p>4,0664</text:p>
          </table:table-cell>
          <table:table-cell table:style-name="ce14" table:formula="of:=[.A28]*0.98*10" office:value-type="float" office:value="4.9">
            <text:p>4,9</text:p>
          </table:table-cell>
          <table:table-cell table:style-name="ce18" table:formula="of:=[.B28]-[.B$4]" office:value-type="float" office:value="3.97">
            <text:p>3,97</text:p>
          </table:table-cell>
          <table:table-cell table:style-name="ce18" table:formula="of:=[.C28]-[.C$4]" office:value-type="float" office:value="4.0522">
            <text:p>4,0522</text:p>
          </table:table-cell>
          <table:table-cell table:number-columns-repeated="1018"/>
        </table:table-row>
        <table:table-row table:style-name="ro3">
          <table:table-cell table:style-name="ce6" office:value-type="percentage" office:value="0.6">
            <text:p>60%</text:p>
          </table:table-cell>
          <table:table-cell table:style-name="ce5" office:value-type="float" office:value="5.1">
            <text:p>5,1</text:p>
          </table:table-cell>
          <table:table-cell table:style-name="ce5" office:value-type="float" office:value="4.5906">
            <text:p>4,5906</text:p>
          </table:table-cell>
          <table:table-cell table:style-name="ce14" table:formula="of:=[.A29]*0.98*10" office:value-type="float" office:value="5.88">
            <text:p>5,88</text:p>
          </table:table-cell>
          <table:table-cell table:style-name="ce18" table:formula="of:=[.B29]-[.B$4]" office:value-type="float" office:value="4.47">
            <text:p>4,47</text:p>
          </table:table-cell>
          <table:table-cell table:style-name="ce18" table:formula="of:=[.C29]-[.C$4]" office:value-type="float" office:value="4.5764">
            <text:p>4,5764</text:p>
          </table:table-cell>
          <table:table-cell table:style-name="ce1" office:value-type="string">
            <text:p>keAR</text:p>
          </table:table-cell>
          <table:table-cell table:style-name="ce19" office:value-type="float" office:value="0.0000000000337">
            <text:p>3,37E-011</text:p>
          </table:table-cell>
          <table:table-cell table:style-name="Default"/>
          <table:table-cell table:style-name="ce19" office:value-type="float" office:value="3.37E-015">
            <text:p>3,37E-015</text:p>
          </table:table-cell>
          <table:table-cell table:number-columns-repeated="3"/>
          <table:table-cell table:style-name="ce19" office:value-type="float" office:value="0.0000000000108">
            <text:p>1,08E-011</text:p>
          </table:table-cell>
          <table:table-cell table:number-columns-repeated="1010"/>
        </table:table-row>
        <table:table-row table:style-name="ro3">
          <table:table-cell table:style-name="ce6" office:value-type="percentage" office:value="0.7">
            <text:p>70%</text:p>
          </table:table-cell>
          <table:table-cell table:style-name="ce5" office:value-type="float" office:value="5.6">
            <text:p>5,6</text:p>
          </table:table-cell>
          <table:table-cell table:style-name="ce5" office:value-type="float" office:value="5.087">
            <text:p>5,087</text:p>
          </table:table-cell>
          <table:table-cell table:style-name="ce14" table:formula="of:=[.A30]*0.98*10" office:value-type="float" office:value="6.86">
            <text:p>6,86</text:p>
          </table:table-cell>
          <table:table-cell table:style-name="ce18" table:formula="of:=[.B30]-[.B$4]" office:value-type="float" office:value="4.97">
            <text:p>4,97</text:p>
          </table:table-cell>
          <table:table-cell table:style-name="ce18" table:formula="of:=[.C30]-[.C$4]" office:value-type="float" office:value="5.0728">
            <text:p>5,0728</text:p>
          </table:table-cell>
          <table:table-cell table:style-name="ce1" office:value-type="string">
            <text:p>keO</text:p>
          </table:table-cell>
          <table:table-cell table:style-name="ce20" office:value-type="float" office:value="0.0000000000675">
            <text:p>6,75E-011</text:p>
          </table:table-cell>
          <table:table-cell table:style-name="Default"/>
          <table:table-cell table:style-name="ce20" office:value-type="float" office:value="6.75E-015">
            <text:p>6,75E-015</text:p>
          </table:table-cell>
          <table:table-cell table:number-columns-repeated="3"/>
          <table:table-cell table:style-name="ce19" office:value-type="float" office:value="0.0000000000218">
            <text:p>2,18E-011</text:p>
          </table:table-cell>
          <table:table-cell table:number-columns-repeated="1010"/>
        </table:table-row>
        <table:table-row table:style-name="ro3">
          <table:table-cell table:style-name="ce6" office:value-type="percentage" office:value="0.75">
            <text:p>75%</text:p>
          </table:table-cell>
          <table:table-cell table:style-name="ce5" office:value-type="float" office:value="5.9">
            <text:p>5,9</text:p>
          </table:table-cell>
          <table:table-cell table:style-name="ce5" office:value-type="float" office:value="5.3333">
            <text:p>5,3333</text:p>
          </table:table-cell>
          <table:table-cell table:style-name="ce14" table:formula="of:=[.A31]*0.98*10" office:value-type="float" office:value="7.35">
            <text:p>7,35</text:p>
          </table:table-cell>
          <table:table-cell table:style-name="ce18" table:formula="of:=[.B31]-[.B$4]" office:value-type="float" office:value="5.27">
            <text:p>5,27</text:p>
          </table:table-cell>
          <table:table-cell table:style-name="ce18" table:formula="of:=[.C31]-[.C$4]" office:value-type="float" office:value="5.3191">
            <text:p>5,3191</text:p>
          </table:table-cell>
          <table:table-cell table:style-name="ce1" office:value-type="string">
            <text:p>kde02</text:p>
          </table:table-cell>
          <table:table-cell table:style-name="ce20" office:value-type="float" office:value="0.00000000000133">
            <text:p>1,33E-012</text:p>
          </table:table-cell>
          <table:table-cell table:style-name="Default"/>
          <table:table-cell table:style-name="ce20" office:value-type="float" office:value="1.33E-016">
            <text:p>1,33E-016</text:p>
          </table:table-cell>
          <table:table-cell table:number-columns-repeated="3"/>
          <table:table-cell table:style-name="ce19" office:value-type="float" office:value="0.000000000000271">
            <text:p>2,71E-013</text:p>
          </table:table-cell>
          <table:table-cell table:number-columns-repeated="1010"/>
        </table:table-row>
        <table:table-row table:style-name="ro2">
          <table:table-cell table:number-columns-repeated="5"/>
          <table:table-cell table:style-name="Default"/>
          <table:table-cell table:style-name="ce1" office:value-type="string">
            <text:p>A</text:p>
          </table:table-cell>
          <table:table-cell table:formula="of:=(2*([.H30]/[.H29]) - [.H31]/[.H29])" office:value-type="float" office:value="3.96646884272997">
            <text:p>3,9664688427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2">
          <table:table-cell office:value-type="string">
            <text:p>korekce pro kyslík 0,98</text:p>
          </table:table-cell>
          <table:table-cell table:number-columns-repeated="4"/>
          <table:table-cell table:style-name="Default"/>
          <table:table-cell table:style-name="ce1" office:value-type="string">
            <text:p>G</text:p>
          </table:table-cell>
          <table:table-cell table:formula="of:=(9.66/15.8)*(47451162/118876825)*(750/844)*(3.22/4.45)" office:value-type="float" office:value="0.156922194043816">
            <text:p>0,156922194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2">
          <table:table-cell table:number-columns-repeated="5"/>
          <table:table-cell table:style-name="Default"/>
          <table:table-cell table:style-name="ce1" office:value-type="string">
            <text:p>kde</text:p>
          </table:table-cell>
          <table:table-cell table:formula="of:=[.H31]/[.H29]" office:value-type="float" office:value="0.0394658753709199">
            <text:p>0,0394658754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2">
          <table:table-cell table:style-name="ce4" office:value-type="string">
            <text:p>Měření:</text:p>
          </table:table-cell>
          <table:table-cell table:number-columns-repeated="4"/>
          <table:table-cell table:style-name="Default"/>
          <table:table-cell table:style-name="ce1" office:value-type="string">
            <text:p>ke</text:p>
          </table:table-cell>
          <table:table-cell table:formula="of:=[.H30]/[.H29]" office:value-type="float" office:value="2.00296735905044">
            <text:p>2,0029673591</text:p>
          </table:table-cell>
          <table:table-cell table:style-name="Default"/>
          <table:table-cell table:style-name="ce1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 = 9,1 Pa</text:p>
          </table:table-cell>
          <table:table-cell table:style-name="ce3" office:value-type="string">
            <text:p>Ar</text:p>
          </table:table-cell>
          <table:table-cell table:style-name="ce3" office:value-type="string">
            <text:p>O2</text:p>
          </table:table-cell>
          <table:table-cell table:number-columns-repeated="1021"/>
        </table:table-row>
        <table:table-row table:style-name="ro2">
          <table:table-cell/>
          <table:table-cell table:number-columns-repeated="2" table:style-name="ce11" office:value-type="percentage" office:value="0.5">
            <text:p>50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1) měníme výkon při koncentracích Ar 50% a O2 50% <text:s text:c="2"/>Argon (rozsah 1 sccm)</text:p>
          </table:table-cell>
          <table:table-cell table:style-name="ce4" table:number-columns-repeated="3"/>
          <table:table-cell/>
          <table:table-cell office:value-type="string">
            <text:p>poměr</text:p>
          </table:table-cell>
          <table:table-cell table:formula="of:=(0.5*10*0.98)/(1.39*0.5)" office:value-type="float" office:value="7.05035971223022">
            <text:p>7,0503597122</text:p>
          </table:table-cell>
          <table:table-cell table:formula="of:=(0.5*10*0.98)/(1.39*0.5 + 0.5*10*0.98)" office:value-type="float" office:value="0.875781948168007">
            <text:p>0,8757819482</text:p>
          </table:table-cell>
          <table:table-cell table:number-columns-repeated="1016"/>
        </table:table-row>
        <table:table-row table:style-name="ro3">
          <table:table-cell office:value-type="string">
            <text:p>p = 9,1 Pa</text:p>
          </table:table-cell>
          <table:table-cell office:value-type="float" office:value="8.5">
            <text:p>8,5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označ.</text:p>
          </table:table-cell>
          <table:table-cell table:style-name="ce2" office:value-type="string">
            <text:p>P [W]</text:p>
          </table:table-cell>
          <table:table-cell table:style-name="ce2" office:value-type="string">
            <text:p>Ar</text:p>
          </table:table-cell>
          <table:table-cell table:style-name="ce2" office:value-type="string">
            <text:p>O2</text:p>
          </table:table-cell>
          <table:table-cell office:value-type="string">
            <text:p>IAR</text:p>
          </table:table-cell>
          <table:table-cell office:value-type="string">
            <text:p>IO</text:p>
          </table:table-cell>
          <table:table-cell office:value-type="string">
            <text:p>vzorec</text:p>
          </table:table-cell>
          <table:table-cell office:value-type="string">
            <text:p>alpha</text:p>
          </table:table-cell>
          <table:table-cell office:value-type="string">
            <text:p>[O]</text:p>
          </table:table-cell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7" office:value-type="float" office:value="40">
            <text:p>40</text:p>
          </table:table-cell>
          <table:table-cell table:number-columns-repeated="2" table:style-name="ce12" office:value-type="percentage" office:value="0.5">
            <text:p>50%</text:p>
          </table:table-cell>
          <table:table-cell office:value-type="float" office:value="5884">
            <text:p>5884</text:p>
          </table:table-cell>
          <table:table-cell office:value-type="float" office:value="640">
            <text:p>640</text:p>
          </table:table-cell>
          <table:table-cell table:formula="of:=(1 / ([.$G$40]*[.$H$33]) ) *([.F43]/[.E43])" office:value-type="float" office:value="0.0983131616526964">
            <text:p>0,0983131617</text:p>
          </table:table-cell>
          <table:table-cell table:formula="of:=( (1 / ([.$G$40]*[.$H$33]) ) *([.F43]/[.E43]) - ([.$H$31]/[.$H$29]) )/[.$H$32]" office:value-type="float" office:value="0.0148361902273948">
            <text:p>0,0148361902</text:p>
          </table:table-cell>
          <table:table-cell table:style-name="Default" table:formula="of:=(8.5*[.$H$40]*[.H43]*2)/(273*1.38E-023)" office:value-type="float" office:value="5.86307662771573E+019">
            <text:p>586307662771573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3</text:p>
          </table:table-cell>
          <table:table-cell table:style-name="ce3" office:value-type="float" office:value="35">
            <text:p>35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5656">
            <text:p>5656</text:p>
          </table:table-cell>
          <table:table-cell office:value-type="float" office:value="671">
            <text:p>671</text:p>
          </table:table-cell>
          <table:table-cell table:formula="of:=(1 / ([.$G$40]*[.$H$33]) ) *([.F44]/[.E44])" office:value-type="float" office:value="0.107230287958406">
            <text:p>0,107230288</text:p>
          </table:table-cell>
          <table:table-cell table:formula="of:=( (1 / ([.$G$40]*[.$H$33]) ) *([.F44]/[.E44]) - ([.$H$31]/[.$H$29]) )/[.$H$32]" office:value-type="float" office:value="0.0170843173801024">
            <text:p>0,0170843174</text:p>
          </table:table-cell>
          <table:table-cell table:style-name="Default" table:formula="of:=(8.5*[.$H$40]*[.H44]*2)/(273*1.38E-023)" office:value-type="float" office:value="6.75150833175483E+019">
            <text:p>675150833175483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4</text:p>
          </table:table-cell>
          <table:table-cell table:style-name="ce3" office:value-type="float" office:value="30">
            <text:p>30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5452">
            <text:p>5452</text:p>
          </table:table-cell>
          <table:table-cell office:value-type="float" office:value="632">
            <text:p>632</text:p>
          </table:table-cell>
          <table:table-cell table:formula="of:=(1 / ([.$G$40]*[.$H$33]) ) *([.F45]/[.E45])" office:value-type="float" office:value="0.10477690941396">
            <text:p>0,1047769094</text:p>
          </table:table-cell>
          <table:table-cell table:formula="of:=( (1 / ([.$G$40]*[.$H$33]) ) *([.F45]/[.E45]) - ([.$H$31]/[.$H$29]) )/[.$H$32]" office:value-type="float" office:value="0.016465787740334">
            <text:p>0,0164657877</text:p>
          </table:table-cell>
          <table:table-cell table:style-name="Default" table:formula="of:=(8.5*[.$H$40]*[.H45]*2)/(273*1.38E-023)" office:value-type="float" office:value="6.50707316215321E+019">
            <text:p>650707316215321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5</text:p>
          </table:table-cell>
          <table:table-cell table:style-name="ce3" office:value-type="float" office:value="25">
            <text:p>25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5203">
            <text:p>5203</text:p>
          </table:table-cell>
          <table:table-cell office:value-type="float" office:value="575">
            <text:p>575</text:p>
          </table:table-cell>
          <table:table-cell table:formula="of:=(1 / ([.$G$40]*[.$H$33]) ) *([.F46]/[.E46])" office:value-type="float" office:value="0.0998891624482173">
            <text:p>0,0998891624</text:p>
          </table:table-cell>
          <table:table-cell table:formula="of:=( (1 / ([.$G$40]*[.$H$33]) ) *([.F46]/[.E46]) - ([.$H$31]/[.$H$29]) )/[.$H$32]" office:value-type="float" office:value="0.0152335211678381">
            <text:p>0,0152335212</text:p>
          </table:table-cell>
          <table:table-cell table:style-name="Default" table:formula="of:=(8.5*[.$H$40]*[.H46]*2)/(273*1.38E-023)" office:value-type="float" office:value="6.02009684076745E+019">
            <text:p>602009684076745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6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4834">
            <text:p>4834</text:p>
          </table:table-cell>
          <table:table-cell office:value-type="float" office:value="522">
            <text:p>522</text:p>
          </table:table-cell>
          <table:table-cell table:formula="of:=(1 / ([.$G$40]*[.$H$33]) ) *([.F47]/[.E47])" office:value-type="float" office:value="0.0976041333949146">
            <text:p>0,0976041334</text:p>
          </table:table-cell>
          <table:table-cell table:formula="of:=( (1 / ([.$G$40]*[.$H$33]) ) *([.F47]/[.E47]) - ([.$H$31]/[.$H$29]) )/[.$H$32]" office:value-type="float" office:value="0.0146574346929649">
            <text:p>0,0146574347</text:p>
          </table:table-cell>
          <table:table-cell table:style-name="Default" table:formula="of:=(8.5*[.$H$40]*[.H47]*2)/(273*1.38E-023)" office:value-type="float" office:value="5.79243467854096E+019">
            <text:p>579243467854096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7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4368">
            <text:p>4368</text:p>
          </table:table-cell>
          <table:table-cell office:value-type="float" office:value="444">
            <text:p>444</text:p>
          </table:table-cell>
          <table:table-cell table:formula="of:=(1 / ([.$G$40]*[.$H$33]) ) *([.F48]/[.E48])" office:value-type="float" office:value="0.0918765530438068">
            <text:p>0,091876553</text:p>
          </table:table-cell>
          <table:table-cell table:formula="of:=( (1 / ([.$G$40]*[.$H$33]) ) *([.F48]/[.E48]) - ([.$H$31]/[.$H$29]) )/[.$H$32]" office:value-type="float" office:value="0.0132134348588037">
            <text:p>0,0132134349</text:p>
          </table:table-cell>
          <table:table-cell table:style-name="Default" table:formula="of:=(8.5*[.$H$40]*[.H48]*2)/(273*1.38E-023)" office:value-type="float" office:value="5.22178402306047E+019">
            <text:p>522178402306047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8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11" office:value-type="percentage" office:value="0.5">
            <text:p>50%</text:p>
          </table:table-cell>
          <table:table-cell office:value-type="float" office:value="3758">
            <text:p>3758</text:p>
          </table:table-cell>
          <table:table-cell office:value-type="float" office:value="362">
            <text:p>362</text:p>
          </table:table-cell>
          <table:table-cell table:formula="of:=(1 / ([.$G$40]*[.$H$33]) ) *([.F49]/[.E49])" office:value-type="float" office:value="0.0870675146460619">
            <text:p>0,0870675146</text:p>
          </table:table-cell>
          <table:table-cell table:formula="of:=( (1 / ([.$G$40]*[.$H$33]) ) *([.F49]/[.E49]) - ([.$H$31]/[.$H$29]) )/[.$H$32]" office:value-type="float" office:value="0.0120010117720677">
            <text:p>0,0120010118</text:p>
          </table:table-cell>
          <table:table-cell table:style-name="Default" table:formula="of:=(8.5*[.$H$40]*[.H49]*2)/(273*1.38E-023)" office:value-type="float" office:value="4.74264959880518E+019">
            <text:p>474264959880518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2) měníme výkon při koncentracích Ar 25% a O2 50%</text:p>
          </table:table-cell>
          <table:table-cell table:style-name="ce4" table:number-columns-repeated="3"/>
          <table:table-cell table:number-columns-repeated="1020"/>
        </table:table-row>
        <table:table-row table:style-name="ro3">
          <table:table-cell office:value-type="string">
            <text:p>p = 9,2 Pa</text:p>
          </table:table-cell>
          <table:table-cell office:value-type="float" office:value="8.5">
            <text:p>8,5</text:p>
          </table:table-cell>
          <table:table-cell table:number-columns-repeated="5"/>
          <table:table-cell table:formula="of:=(0.5*10*0.98)/(1.39*0.25)" office:value-type="float" office:value="14.1007194244604">
            <text:p>14,1007194245</text:p>
          </table:table-cell>
          <table:table-cell table:style-name="Default" table:formula="of:=(0.5*10*0.98)/(1.39*0.25 + 0.5*10*0.98)" office:value-type="float" office:value="0.933777989518818">
            <text:p>0,9337779895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znač.</text:p>
          </table:table-cell>
          <table:table-cell table:style-name="ce2" office:value-type="string">
            <text:p>P [W]</text:p>
          </table:table-cell>
          <table:table-cell table:style-name="ce2" office:value-type="string">
            <text:p>Ar</text:p>
          </table:table-cell>
          <table:table-cell table:style-name="ce2" office:value-type="string">
            <text:p>O2</text:p>
          </table:table-cell>
          <table:table-cell office:value-type="string">
            <text:p>IAR</text:p>
          </table:table-cell>
          <table:table-cell office:value-type="string">
            <text:p>IO</text:p>
          </table:table-cell>
          <table:table-cell office:value-type="string">
            <text:p>vzorec</text:p>
          </table:table-cell>
          <table:table-cell office:value-type="string">
            <text:p>alpha</text:p>
          </table:table-cell>
          <table:table-cell office:value-type="string">
            <text:p>[O]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09</text:p>
          </table:table-cell>
          <table:table-cell table:style-name="ce3" office:value-type="float" office:value="10">
            <text:p>1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896">
            <text:p>1896</text:p>
          </table:table-cell>
          <table:table-cell office:value-type="float" office:value="380">
            <text:p>380</text:p>
          </table:table-cell>
          <table:table-cell table:formula="of:=(1 / ([.$H$52]*[.$H$33]) ) *([.F54]/[.E54])" office:value-type="float" office:value="0.0905773521568833">
            <text:p>0,0905773522</text:p>
          </table:table-cell>
          <table:table-cell table:style-name="ce21" table:formula="of:=( [.G54] - ([.$H$31]/[.$H$29]) )/[.$H$32]" office:value-type="float" office:value="0.0128858888882095">
            <text:p>0,0129</text:p>
          </table:table-cell>
          <table:table-cell table:style-name="Default" table:formula="of:=(8.5*[.$I$52]*[.H54]*2)/(273*1.38E-023)" office:value-type="float" office:value="5.42956707878955E+019">
            <text:p>542956707878955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0</text:p>
          </table:table-cell>
          <table:table-cell table:style-name="ce3" office:value-type="float" office:value="15">
            <text:p>1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243">
            <text:p>2243</text:p>
          </table:table-cell>
          <table:table-cell office:value-type="float" office:value="504">
            <text:p>504</text:p>
          </table:table-cell>
          <table:table-cell table:formula="of:=(1 / ([.$H$52]*[.$H$33]) ) *([.F55]/[.E55])" office:value-type="float" office:value="0.101548992753459">
            <text:p>0,1015489928</text:p>
          </table:table-cell>
          <table:table-cell table:style-name="ce21" table:formula="of:=( [.G55] - ([.$H$31]/[.$H$29]) )/[.$H$32]" office:value-type="float" office:value="0.0156519866521401">
            <text:p>0,0157</text:p>
          </table:table-cell>
          <table:table-cell table:style-name="Default" table:formula="of:=(8.5*[.$I$52]*[.H55]*2)/(273*1.38E-023)" office:value-type="float" office:value="6.59508336455333E+019">
            <text:p>659508336455333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1</text:p>
          </table:table-cell>
          <table:table-cell table:style-name="ce3" office:value-type="float" office:value="20">
            <text:p>2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440">
            <text:p>2440</text:p>
          </table:table-cell>
          <table:table-cell office:value-type="float" office:value="588">
            <text:p>588</text:p>
          </table:table-cell>
          <table:table-cell table:formula="of:=(1 / ([.$H$52]*[.$H$33]) ) *([.F56]/[.E56])" office:value-type="float" office:value="0.108908520165441">
            <text:p>0,1089085202</text:p>
          </table:table-cell>
          <table:table-cell table:style-name="ce21" table:formula="of:=( [.G56] - ([.$H$31]/[.$H$29]) )/[.$H$32]" office:value-type="float" office:value="0.0175074222306828">
            <text:p>0,0175</text:p>
          </table:table-cell>
          <table:table-cell table:style-name="Default" table:formula="of:=(8.5*[.$I$52]*[.H56]*2)/(273*1.38E-023)" office:value-type="float" office:value="7.37688522715421E+019">
            <text:p>737688522715421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2</text:p>
          </table:table-cell>
          <table:table-cell table:style-name="ce3" office:value-type="float" office:value="25">
            <text:p>2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598">
            <text:p>2598</text:p>
          </table:table-cell>
          <table:table-cell office:value-type="float" office:value="647">
            <text:p>647</text:p>
          </table:table-cell>
          <table:table-cell table:formula="of:=(1 / ([.$H$52]*[.$H$33]) ) *([.F57]/[.E57])" office:value-type="float" office:value="0.112548442951131">
            <text:p>0,112548443</text:p>
          </table:table-cell>
          <table:table-cell table:style-name="ce21" table:formula="of:=( [.G57] - ([.$H$31]/[.$H$29]) )/[.$H$32]" office:value-type="float" office:value="0.0184250955895348">
            <text:p>0,0184</text:p>
          </table:table-cell>
          <table:table-cell table:style-name="Default" table:formula="of:=(8.5*[.$I$52]*[.H57]*2)/(273*1.38E-023)" office:value-type="float" office:value="7.7635538614666E+019">
            <text:p>77635538614666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3</text:p>
          </table:table-cell>
          <table:table-cell table:style-name="ce3" office:value-type="float" office:value="30">
            <text:p>3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746">
            <text:p>2746</text:p>
          </table:table-cell>
          <table:table-cell office:value-type="float" office:value="722">
            <text:p>722</text:p>
          </table:table-cell>
          <table:table-cell table:formula="of:=(1 / ([.$H$52]*[.$H$33]) ) *([.F58]/[.E58])" office:value-type="float" office:value="0.118825875240334">
            <text:p>0,1188258752</text:p>
          </table:table-cell>
          <table:table-cell table:style-name="ce21" table:formula="of:=( [.G58] - ([.$H$31]/[.$H$29]) )/[.$H$32]" office:value-type="float" office:value="0.0200077204728005">
            <text:p>0,0200</text:p>
          </table:table-cell>
          <table:table-cell table:style-name="Default" table:formula="of:=(8.5*[.$I$52]*[.H58]*2)/(273*1.38E-023)" office:value-type="float" office:value="8.43040486715199E+019">
            <text:p>843040486715199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4</text:p>
          </table:table-cell>
          <table:table-cell table:style-name="ce3" office:value-type="float" office:value="35">
            <text:p>3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874">
            <text:p>2874</text:p>
          </table:table-cell>
          <table:table-cell office:value-type="float" office:value="792">
            <text:p>792</text:p>
          </table:table-cell>
          <table:table-cell table:formula="of:=(1 / ([.$H$52]*[.$H$33]) ) *([.F59]/[.E59])" office:value-type="float" office:value="0.124541122288801">
            <text:p>0,1245411223</text:p>
          </table:table-cell>
          <table:table-cell table:style-name="ce21" table:formula="of:=( [.G59] - ([.$H$31]/[.$H$29]) )/[.$H$32]" office:value-type="float" office:value="0.0214486109159316">
            <text:p>0,0214</text:p>
          </table:table-cell>
          <table:table-cell table:style-name="Default" table:formula="of:=(8.5*[.$I$52]*[.H59]*2)/(273*1.38E-023)" office:value-type="float" office:value="9.03753499081196E+019">
            <text:p>903753499081196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5</text:p>
          </table:table-cell>
          <table:table-cell table:style-name="ce3" office:value-type="float" office:value="40">
            <text:p>4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958">
            <text:p>2958</text:p>
          </table:table-cell>
          <table:table-cell office:value-type="float" office:value="855">
            <text:p>855</text:p>
          </table:table-cell>
          <table:table-cell table:formula="of:=(1 / ([.$H$52]*[.$H$33]) ) *([.F60]/[.E60])" office:value-type="float" office:value="0.130629812137006">
            <text:p>0,1306298121</text:p>
          </table:table-cell>
          <table:table-cell table:style-name="ce21" table:formula="of:=( [.G60] - ([.$H$31]/[.$H$29]) )/[.$H$32]" office:value-type="float" office:value="0.0229836512981006">
            <text:p>0,0230</text:p>
          </table:table-cell>
          <table:table-cell table:style-name="Default" table:formula="of:=(8.5*[.$I$52]*[.H60]*2)/(273*1.38E-023)" office:value-type="float" office:value="9.68433590582397E+019">
            <text:p>9684335905823970000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p = 12,7 Pa</text:p>
          </table:table-cell>
          <table:table-cell office:value-type="float" office:value="12.1">
            <text:p>12,1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označ.</text:p>
          </table:table-cell>
          <table:table-cell table:style-name="ce2" office:value-type="string">
            <text:p>P [W]</text:p>
          </table:table-cell>
          <table:table-cell table:style-name="ce2" office:value-type="string">
            <text:p>Ar</text:p>
          </table:table-cell>
          <table:table-cell table:style-name="ce2" office:value-type="string">
            <text:p>O2</text:p>
          </table:table-cell>
          <table:table-cell office:value-type="string">
            <text:p>IAR</text:p>
          </table:table-cell>
          <table:table-cell office:value-type="string">
            <text:p>IO</text:p>
          </table:table-cell>
          <table:table-cell office:value-type="string">
            <text:p>vzorec</text:p>
          </table:table-cell>
          <table:table-cell office:value-type="string">
            <text:p>alpha</text:p>
          </table:table-cell>
          <table:table-cell office:value-type="string">
            <text:p>[O]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6</text:p>
          </table:table-cell>
          <table:table-cell table:style-name="ce3" office:value-type="float" office:value="40">
            <text:p>4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3279">
            <text:p>3279</text:p>
          </table:table-cell>
          <table:table-cell office:value-type="float" office:value="889">
            <text:p>889</text:p>
          </table:table-cell>
          <table:table-cell table:formula="of:=(1 / ([.$H$52]*[.$H$33]) ) *([.F65]/[.E65])" office:value-type="float" office:value="0.122527818545386">
            <text:p>0,1225278185</text:p>
          </table:table-cell>
          <table:table-cell table:style-name="ce22" table:formula="of:=( [.G65] - ([.$H$31]/[.$H$29]) )/[.$H$32]" office:value-type="float" office:value="0.0209410300365041">
            <text:p>0,0209</text:p>
          </table:table-cell>
          <table:table-cell table:style-name="Default" table:formula="of:=(12.1*[.$I$52]*[.H65]*2)/(273*1.38E-023)" office:value-type="float" office:value="1.25607422840088E+020">
            <text:p>125607422840088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7</text:p>
          </table:table-cell>
          <table:table-cell table:style-name="ce3" office:value-type="float" office:value="35">
            <text:p>3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3134">
            <text:p>3134</text:p>
          </table:table-cell>
          <table:table-cell office:value-type="float" office:value="838">
            <text:p>838</text:p>
          </table:table-cell>
          <table:table-cell table:formula="of:=(1 / ([.$H$52]*[.$H$33]) ) *([.F66]/[.E66])" office:value-type="float" office:value="0.120842411597555">
            <text:p>0,1208424116</text:p>
          </table:table-cell>
          <table:table-cell table:style-name="ce22" table:formula="of:=( [.G66] - ([.$H$31]/[.$H$29]) )/[.$H$32]" office:value-type="float" office:value="0.0205161163375297">
            <text:p>0,0205</text:p>
          </table:table-cell>
          <table:table-cell table:style-name="Default" table:formula="of:=(12.1*[.$I$52]*[.H66]*2)/(273*1.38E-023)" office:value-type="float" office:value="1.23058727070845E+020">
            <text:p>123058727070845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8</text:p>
          </table:table-cell>
          <table:table-cell table:style-name="ce3" office:value-type="float" office:value="30">
            <text:p>3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997">
            <text:p>2997</text:p>
          </table:table-cell>
          <table:table-cell office:value-type="float" office:value="758">
            <text:p>758</text:p>
          </table:table-cell>
          <table:table-cell table:formula="of:=(1 / ([.$H$52]*[.$H$33]) ) *([.F67]/[.E67])" office:value-type="float" office:value="0.114302787036689">
            <text:p>0,114302787</text:p>
          </table:table-cell>
          <table:table-cell table:style-name="ce22" table:formula="of:=( [.G67] - ([.$H$31]/[.$H$29]) )/[.$H$32]" office:value-type="float" office:value="0.0188673892656274">
            <text:p>0,0189</text:p>
          </table:table-cell>
          <table:table-cell table:style-name="Default" table:formula="of:=(12.1*[.$I$52]*[.H67]*2)/(273*1.38E-023)" office:value-type="float" office:value="1.13169416081494E+020">
            <text:p>113169416081494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19</text:p>
          </table:table-cell>
          <table:table-cell table:style-name="ce3" office:value-type="float" office:value="25">
            <text:p>2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818">
            <text:p>2818</text:p>
          </table:table-cell>
          <table:table-cell office:value-type="float" office:value="680">
            <text:p>680</text:p>
          </table:table-cell>
          <table:table-cell table:formula="of:=(1 / ([.$H$52]*[.$H$33]) ) *([.F68]/[.E68])" office:value-type="float" office:value="0.109054171107566">
            <text:p>0,1090541711</text:p>
          </table:table-cell>
          <table:table-cell table:style-name="ce22" table:formula="of:=( [.G68] - ([.$H$31]/[.$H$29]) )/[.$H$32]" office:value-type="float" office:value="0.0175441427869005">
            <text:p>0,0175</text:p>
          </table:table-cell>
          <table:table-cell table:style-name="Default" table:formula="of:=(12.1*[.$I$52]*[.H68]*2)/(273*1.38E-023)" office:value-type="float" office:value="1.05232386256057E+020">
            <text:p>1052323862560570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20</text:p>
          </table:table-cell>
          <table:table-cell table:style-name="ce3" office:value-type="float" office:value="20">
            <text:p>2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594">
            <text:p>2594</text:p>
          </table:table-cell>
          <table:table-cell office:value-type="float" office:value="602">
            <text:p>602</text:p>
          </table:table-cell>
          <table:table-cell table:formula="of:=(1 / ([.$H$52]*[.$H$33]) ) *([.F69]/[.E69])" office:value-type="float" office:value="0.10488197980466">
            <text:p>0,1048819798</text:p>
          </table:table-cell>
          <table:table-cell table:style-name="ce22" table:formula="of:=( [.G69] - ([.$H$31]/[.$H$29]) )/[.$H$32]" office:value-type="float" office:value="0.0164922773952049">
            <text:p>0,0165</text:p>
          </table:table-cell>
          <table:table-cell table:style-name="Default" table:formula="of:=(12.1*[.$I$52]*[.H69]*2)/(273*1.38E-023)" office:value-type="float" office:value="9.89231406843131E+019">
            <text:p>989231406843131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21</text:p>
          </table:table-cell>
          <table:table-cell table:style-name="ce3" office:value-type="float" office:value="15">
            <text:p>15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2311">
            <text:p>2311</text:p>
          </table:table-cell>
          <table:table-cell office:value-type="float" office:value="505">
            <text:p>505</text:p>
          </table:table-cell>
          <table:table-cell table:formula="of:=(1 / ([.$H$52]*[.$H$33]) ) *([.F70]/[.E70])" office:value-type="float" office:value="0.0987565227438254">
            <text:p>0,0987565227</text:p>
          </table:table-cell>
          <table:table-cell table:style-name="ce22" table:formula="of:=( [.G70] - ([.$H$31]/[.$H$29]) )/[.$H$32]" office:value-type="float" office:value="0.0149479675055504">
            <text:p>0,0149</text:p>
          </table:table-cell>
          <table:table-cell table:style-name="Default" table:formula="of:=(12.1*[.$I$52]*[.H70]*2)/(273*1.38E-023)" office:value-type="float" office:value="8.96601395345211E+019">
            <text:p>89660139534521100000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0022</text:p>
          </table:table-cell>
          <table:table-cell table:style-name="ce3" office:value-type="float" office:value="10">
            <text:p>10</text:p>
          </table:table-cell>
          <table:table-cell table:style-name="ce11" office:value-type="percentage" office:value="0.25">
            <text:p>25%</text:p>
          </table:table-cell>
          <table:table-cell table:style-name="ce11" office:value-type="percentage" office:value="0.5">
            <text:p>50%</text:p>
          </table:table-cell>
          <table:table-cell office:value-type="float" office:value="1933">
            <text:p>1933</text:p>
          </table:table-cell>
          <table:table-cell office:value-type="float" office:value="385">
            <text:p>385</text:p>
          </table:table-cell>
          <table:table-cell table:formula="of:=(1 / ([.$H$52]*[.$H$33]) ) *([.F71]/[.E71])" office:value-type="float" office:value="0.0900125847202855">
            <text:p>0,0900125847</text:p>
          </table:table-cell>
          <table:table-cell table:style-name="ce22" table:formula="of:=( [.G71] - ([.$H$31]/[.$H$29]) )/[.$H$32]" office:value-type="float" office:value="0.0127435034418615">
            <text:p>0,0127</text:p>
          </table:table-cell>
          <table:table-cell table:style-name="Default" table:formula="of:=(12.1*[.$I$52]*[.H71]*2)/(273*1.38E-023)" office:value-type="float" office:value="7.64374351450586E+019">
            <text:p>76437435145058600000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>
            <text:p>integrační doba 1s</text:p>
          </table:table-cell>
          <table:table-cell table:number-columns-repeated="1023"/>
        </table:table-row>
        <table:table-row table:style-name="ro2">
          <table:table-cell table:style-name="ce9" office:value-type="string">
            <text:p>průměr z 20 měření</text:p>
          </table:table-cell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office:value-type="string">
            <text:p>nula úplně nakonec</text:p>
          </table:table-cell>
          <table:table-cell office:value-type="float" office:value="0.93">
            <text:p>0,93</text:p>
          </table:table-cell>
          <table:table-cell office:value-type="float" office:value="0.0082">
            <text:p>0,0082</text:p>
          </table:table-cell>
          <table:table-cell office:value-type="string">
            <text:p>Pa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otáčky vývěvy 473/sekundu</text:p>
          </table:table-cell>
          <table:table-cell/>
          <table:table-cell office:value-type="string">
            <text:p>turbomolekulární vývěva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>
            <text:p>Pozn.</text:p>
          </table:table-cell>
          <table:table-cell table:number-columns-repeated="1023"/>
        </table:table-row>
        <table:table-row table:style-name="ro2">
          <table:table-cell office:value-type="string">
            <text:p>čáry: O (3p - 5s) - 777 nm</text:p>
          </table:table-cell>
          <table:table-cell table:number-columns-repeated="1023"/>
        </table:table-row>
        <table:table-row table:style-name="ro2">
          <table:table-cell office:value-type="string">
            <text:p><text:s text:c="8"/>O (3p - 3s) - 844 n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apacitní měrka - není dobré měřit nulu (nastavit nulu na větší hodnotu a zkontrolovat aktuální nulu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a Temelínu jsou 2 kapacitron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ůtokoměry a regulátory průtok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oeficienty u průtokoměrů - ověřování průtokoměru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tandardní výstup generátorů 50 oh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<text:s/>přizpůsobovací člen v generátoru + napěťové ochrany; zapsat dodávaný výkon + odažený výkon pak odečíst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10" office:value-type="string">
            <text:p>n1 = 7,29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n2 = 14,493</text:p>
          </table:table-cell>
          <table:table-cell table:number-columns-repeated="1023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4">
        <office:forms form:automatic-focus="false" form:apply-design-mode="false"/>
        <table:table-column table:style-name="co7" table:number-columns-repeated="1024" table:default-cell-style-name="Default"/>
        <table:table-row table:style-name="ro2">
          <table:table-cell table:number-columns-repeated="1024"/>
        </table:table-row>
      </table:table>
      <table:table table:name="List3" table:style-name="ta3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</table:table>
      <table:named-expressions>
        <table:named-expression table:name="SHARED_FORMULA_3_11_3_11_0" table:base-cell-address="$List1.$D$12" table:expression="[.B12]-[.B$4]"/>
        <table:named-expression table:name="SHARED_FORMULA_4_11_4_11_0" table:base-cell-address="$List1.$E$12" table:expression="[.C12]-[.C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Kč</number:text>
    </number:number-style>
    <number:number-style style:name="N111">
      <number:text>-</number:text>
      <number:number number:decimal-places="0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Kč</number:text>
    </number:number-style>
    <number:number-style style:name="N114">
      <number:text>-</number:text>
      <number:number number:decimal-places="2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  </number:text>
    </number:number-style>
    <number:number-style style:name="N123P1" style:volatile="true">
      <number:text>-</number:text>
      <number:number number:decimal-places="0" number:min-integer-digits="1" number:grouping="true"/>
      <number:text>      </number:text>
    </number:number-style>
    <number:number-style style:name="N123P2" style:volatile="true">
      <number:text> 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 Kč </number:text>
    </number:number-style>
    <number:number-style style:name="N127P1" style:volatile="true">
      <number:text>-</number:text>
      <number:number number:decimal-places="0" number:min-integer-digits="1" number:grouping="true"/>
      <number:text> Kč </number:text>
    </number:number-style>
    <number:number-style style:name="N127P2" style:volatile="true">
      <number:text> - Kč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  </number:text>
    </number:number-style>
    <number:number-style style:name="N131P1" style:volatile="true">
      <number:text>-</number:text>
      <number:number number:decimal-places="2" number:min-integer-digits="1" number:grouping="true"/>
      <number:text>      </number:text>
    </number:number-style>
    <number:number-style style:name="N131P2" style:volatile="true">
      <number:text> -</number:text>
      <number:number number:decimal-places="0" number:min-integer-digits="0"/>
      <number:text> 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Kč </number:text>
    </number:number-style>
    <number:number-style style:name="N135P1" style:volatile="true">
      <number:text>-</number:text>
      <number:number number:decimal-places="2" number:min-integer-digits="1" number:grouping="true"/>
      <number:text> Kč </number:text>
    </number:number-style>
    <number:number-style style:name="N135P2" style:volatile="true">
      <number:text> -</number:text>
      <number:number number:decimal-places="0" number:min-integer-digits="0"/>
      <number:text> Kč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">
      <number:number number:decimal-places="3" number:min-integer-digits="1"/>
    </number:number-style>
    <number:number-style style:name="N14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style:font-name="Arial1"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14T10:40:00</meta:creation-date>
    <dc:creator>Paulie </dc:creator>
    <dc:date>2012-06-24T17:29:13</dc:date>
    <meta:editing-duration>PT11H1M42S</meta:editing-duration>
    <meta:editing-cycles>47</meta:editing-cycles>
    <meta:generator>LibreOffice/3.5$Linux_x86 LibreOffice_project/350m1$Build-2</meta:generator>
    <meta:document-statistic meta:table-count="3" meta:cell-count="389" meta:object-count="0"/>
  </office:meta>
</office:document-meta>
</file>